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fill-color="#66cc00" draw:textarea-horizontal-align="justify" draw:textarea-vertical-align="middle" draw:auto-grow-height="false" fo:min-height="0.388cm" fo:min-width="0.208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cm" fo:min-width="0.464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.15cm" fo:min-width="0.6cm"/>
    </style:style>
    <style:style style:name="P1" style:family="paragraph">
      <style:paragraph-properties fo:text-align="center"/>
    </style:style>
    <style:style style:name="P2" style:family="paragraph">
      <loext:graphic-properties draw:fill-color="#66cc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</office:automatic-styles>
  <office:body>
    <office:drawing>
      <draw:page draw:name="page1" draw:style-name="dp1" draw:master-page-name="Predefinito">
        <draw:custom-shape draw:style-name="gr1" draw:text-style-name="P1" draw:layer="layout" svg:width="3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9cm" svg:x="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0.4cm" draw:transform="rotate (-2.35619449019235) translate (6.561cm 12.6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1cm" svg:height="0.4cm" draw:transform="rotate (-0.785398163397448) translate (4.783cm 12.43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cm" svg:height="1cm" svg:x="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9cm" svg:x="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1cm" svg:height="0.4cm" draw:transform="rotate (2.35619449019234) translate (7.278cm 7.561cm)">
          <text:p/>
          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1cm" svg:height="0.4cm" draw:transform="rotate (0.785398163397448) translate (5.439cm 7.278cm)">
          <text:p/>
          <draw:enhanced-geometry svg:viewBox="0 0 21600 21600" draw:text-areas="?f7 ?f0 21600 ?f2" draw:mirror-vertical="false" draw:mirror-horizont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17:26:49.370338848</meta:creation-date>
    <dc:date>2016-02-18T17:34:25.164869777</dc:date>
    <meta:editing-duration>PT7M36S</meta:editing-duration>
    <meta:editing-cycles>1</meta:editing-cycles>
    <meta:document-statistic meta:object-count="8"/>
    <meta:generator>LibreOffice/5.0.5.2$Linux_X86_64 LibreOffice_project/00m0$Build-2</meta:generator>
  </office:meta>
</office:document-meta>
</file>